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9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5" style:family="paragraph">
      <style:paragraph-properties fo:margin-left="0.318cm" fo:margin-right="0cm" fo:text-indent="0cm"/>
      <style:text-properties fo:font-size="26pt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2" fo:font-size="26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2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left="2.062cm" fo:margin-right="0cm" fo:text-align="center" fo:text-indent="-2.062cm"/>
      <style:text-properties fo:font-size="36pt"/>
    </style:style>
    <style:style style:name="P11" style:family="paragraph">
      <loext:graphic-properties draw:fill="none" draw:fill-color="#ffffff"/>
      <style:paragraph-properties fo:margin-left="2.062cm" fo:margin-right="0cm" fo:text-align="center" fo:text-indent="-2.062cm"/>
      <style:text-properties style:font-name="Segoe UI2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margin-left="2.062cm" fo:margin-right="0cm" fo:text-align="center" fo:text-indent="-2.062cm"/>
      <style:text-properties fo:font-size="26pt"/>
    </style:style>
    <style:style style:name="P13" style:family="paragraph">
      <loext:graphic-properties draw:fill="none" draw:fill-color="#ffffff"/>
      <style:paragraph-properties fo:margin-left="2.062cm" fo:margin-right="0cm" fo:text-align="center" fo:text-indent="-2.062cm"/>
      <style:text-properties style:font-name="Segoe UI2" fo:font-size="26pt" style:font-size-asian="26pt" style:font-size-complex="26pt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2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2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2" fo:font-size="26pt" style:font-size-asian="26pt" style:font-size-complex="26pt"/>
    </style:style>
    <style:style style:name="T6" style:family="text">
      <style:text-properties style:font-name="Segoe UI Semibold" fo:font-size="20pt" style:font-size-asian="20pt" style:font-size-complex="20pt"/>
    </style:style>
    <style:style style:name="T7" style:family="text">
      <style:text-properties style:font-name="Segoe UI2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13cm" svg:height="3.063cm" svg:x="1.778cm" svg:y="0.508cm">
          <draw:text-box>
            <text:p text:style-name="P1"><text:span text:style-name="T1">HYMN #620</text:span></text:p>
            <text:p text:style-name="P1"><text:span text:style-name="T2">“</text:span><text:span text:style-name="T2">Jesus Comes Today with Heal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6" draw:layer="layout" svg:width="24.638cm" svg:height="6.541cm" svg:x="1.755cm" svg:y="0.568cm">
          <draw:text-box>
            <text:p text:style-name="P4"><text:span text:style-name="T3">1. </text:span><text:span text:style-name="T4">Jesus comes today with healing,</text:span><text:span text:style-name="T4"><text:line-break/></text:span><text:span text:style-name="T4">Knocking at my door, appealing,</text:span><text:span text:style-name="T4"><text:line-break/></text:span><text:span text:style-name="T4">Off’ring pardon, grace, and peace.</text:span></text:p>
            <text:p text:style-name="P5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6" draw:layer="layout" svg:width="24.384cm" svg:height="6.541cm" svg:x="1.871cm" svg:y="0.547cm">
          <draw:text-box>
            <text:p text:style-name="P4"><text:span text:style-name="T4">He Himself makes preparation,</text:span><text:span text:style-name="T4"><text:line-break/></text:span><text:span text:style-name="T4">And I hear His invitation:</text:span><text:span text:style-name="T4"><text:line-break/></text:span><text:span text:style-name="T4">“Come and taste the blessèd feast.”</text:span></text:p>
            <text:p text:style-name="P5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4" draw:text-style-name="P9" draw:layer="layout" svg:width="24.638cm" svg:height="5.321cm" svg:x="1.778cm" svg:y="0.521cm">
          <draw:text-box>
            <text:p text:style-name="P8"><text:span text:style-name="T3">2. </text:span><text:span text:style-name="T4">Christ Himself, the priest presiding,</text:span><text:span text:style-name="T4"><text:line-break/></text:span><text:span text:style-name="T4">Yet in bread and wine abiding</text:span><text:span text:style-name="T4"><text:line-break/></text:span><text:span text:style-name="T4">In this holy sacramen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5" draw:text-style-name="P9" draw:layer="layout" svg:width="24.384cm" svg:height="5.588cm" svg:x="2.032cm" svg:y="0.508cm">
          <draw:text-box>
            <text:p text:style-name="P8"><text:span text:style-name="T4">Gives the bread of life, once broken,</text:span><text:span text:style-name="T4"><text:line-break/></text:span><text:span text:style-name="T4">And the cup, the precious token</text:span><text:span text:style-name="T4"><text:line-break/></text:span><text:span text:style-name="T4">Of His sacred covena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5" draw:text-style-name="P11" draw:layer="layout" svg:width="24.638cm" svg:height="5.588cm" svg:x="1.778cm" svg:y="0.508cm">
          <draw:text-box>
            <text:p text:style-name="P10"><text:span text:style-name="T3">3. </text:span><text:span text:style-name="T4">Under bread and wine, though lowly,</text:span></text:p>
            <text:p text:style-name="P10"><text:span text:style-name="T4">I receive the Savior holy,</text:span></text:p>
            <text:p text:style-name="P10"><text:span text:style-name="T4">Blood and body, giv’n for m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5" draw:text-style-name="P11" draw:layer="layout" svg:width="24.638cm" svg:height="5.588cm" svg:x="1.778cm" svg:y="0.508cm">
          <draw:text-box>
            <text:p text:style-name="P10"><text:span text:style-name="T4">Very Lamb of God from heaven,</text:span></text:p>
            <text:p text:style-name="P10"><text:span text:style-name="T4">Who to bitter death was given,</text:span></text:p>
            <text:p text:style-name="P10"><text:span text:style-name="T4">Hung upon the cursèd t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5" draw:text-style-name="P11" draw:layer="layout" svg:width="24.384cm" svg:height="5.588cm" svg:x="2.083cm" svg:y="0.571cm">
          <draw:text-box>
            <text:p text:style-name="P10"><text:span text:style-name="T3">4. </text:span><text:span text:style-name="T4">God descends with heav’nly power,</text:span></text:p>
            <text:p text:style-name="P10"><text:span text:style-name="T4">Gives Himself to me this hour</text:span></text:p>
            <text:p text:style-name="P10"><text:span text:style-name="T4">In this ordinary sig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6" draw:text-style-name="P11" draw:layer="layout" svg:width="24.638cm" svg:height="5.334cm" svg:x="1.778cm" svg:y="0.508cm">
          <draw:text-box>
            <text:p text:style-name="P10"><text:span text:style-name="T4">On my tongue His pledge receiving,</text:span></text:p>
            <text:p text:style-name="P10"><text:span text:style-name="T4">I accept His grace, believing</text:span></text:p>
            <text:p text:style-name="P10"><text:span text:style-name="T4">That I taste His love div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4" draw:text-style-name="P11" draw:layer="layout" svg:width="24.13cm" svg:height="5.321cm" svg:x="2.032cm" svg:y="0.508cm">
          <draw:text-box>
            <text:p text:style-name="P10"><text:span text:style-name="T3">5. </text:span><text:span text:style-name="T4">Let me praise God’s boundless favor,</text:span></text:p>
            <text:p text:style-name="P10"><text:span text:style-name="T4">Whose own feast of love I savor,</text:span></text:p>
            <text:p text:style-name="P10"><text:span text:style-name="T4">Bidden by His gracious c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7" draw:text-style-name="P11" draw:layer="layout" svg:width="24.638cm" svg:height="5.459cm" svg:x="1.848cm" svg:y="0.493cm">
          <draw:text-box>
            <text:p text:style-name="P10"><text:span text:style-name="T4">Wedding garments He provides me,</text:span></text:p>
            <text:p text:style-name="P10"><text:span text:style-name="T4">With a robe of white He hides me,</text:span></text:p>
            <text:p text:style-name="P10"><text:span text:style-name="T4">Fits me for the royal h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Hymn_25_20template" presentation:presentation-page-layout-name="AL1T0">
        <draw:frame draw:style-name="gr4" draw:text-style-name="P13" draw:layer="layout" svg:width="24.13cm" svg:height="5.321cm" svg:x="2.08cm" svg:y="0.502cm">
          <draw:text-box>
            <text:p text:style-name="P12"><text:span text:style-name="T3">6. </text:span><text:span text:style-name="T4">Now have I found consolation,</text:span></text:p>
            <text:p text:style-name="P12"><text:span text:style-name="T4">Comfort in my tribulation,</text:span></text:p>
            <text:p text:style-name="P12"><text:span text:style-name="T4">Balm to heal the troubled sou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Hymn_25_20template" presentation:presentation-page-layout-name="AL1T0">
        <draw:frame draw:style-name="gr8" draw:text-style-name="P13" draw:layer="layout" svg:width="24.13cm" svg:height="12.74cm" svg:x="1.755cm" svg:y="0.516cm">
          <draw:text-box>
            <text:p text:style-name="P12"><text:span text:style-name="T4">God, my shield from ev’ry terror,</text:span></text:p>
            <text:p text:style-name="P12"><text:span text:style-name="T4">Cleanses me from sin and error,</text:span></text:p>
            <text:p text:style-name="P12"><text:span text:style-name="T4">Makes my wounded spirit whole.</text:span></text:p>
            <text:p text:style-name="P5"><text:span text:style-name="T5"/></text:p>
            <text:p text:style-name="P5"><text:span text:style-name="T5"><text:line-break/></text:span><text:span text:style-name="T5"> <text:s text:c="7"/></text:span><text:span text:style-name="T6">© David W. Rogner. </text:span></text:p>
            <text:p text:style-name="P5"><text:span text:style-name="T6"><text:s text:c="10"/></text:span><text:span text:style-name="T6">Used by permission: </text:span></text:p>
            <text:p text:style-name="P5"><text:span text:style-name="T6"><text:s text:c="10"/></text:span><text:span text:style-name="T6">LSB Hymn License </text:span></text:p>
            <text:p text:style-name="P5"><text:span text:style-name="T6"><text:s text:c="10"/></text:span><text:span text:style-name="T6">.NET, no. 100011038.</text:span></text:p>
            <text:p text:style-name="P5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19:54:37.251000000</meta:creation-date>
    <dc:title>Hymn template</dc:title>
    <meta:editing-duration>PT1H23M58S</meta:editing-duration>
    <meta:editing-cycles>13</meta:editing-cycles>
    <meta:generator>LibreOffice/6.1.5.2$Windows_X86_64 LibreOffice_project/90f8dcf33c87b3705e78202e3df5142b201bd805</meta:generator>
    <meta:initial-creator>Arthur Hoch</meta:initial-creator>
    <dc:date>2019-04-24T19:28:54.880000000</dc:date>
    <meta:document-statistic meta:object-count="60"/>
    <meta:template xlink:type="simple" xlink:actuate="onRequest" xlink:title="Hymn template" xlink:href="../../AppData/Roaming/LibreOffice/4/user/template/Worship%20Templsates/Hymn%20template.otp" meta:date="2014-11-14T19:54:33.944000000"/>
  </office:meta>
</office:document-meta>
</file>